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6pt" fo:font-weight="normal" officeooo:rsid="000ec30c" officeooo:paragraph-rsid="000ec30c" style:font-weight-asian="normal" style:font-weight-complex="normal"/>
    </style:style>
    <style:style style:name="P2" style:family="paragraph" style:parent-style-name="Standard">
      <style:paragraph-properties fo:line-height="115%"/>
      <style:text-properties fo:font-size="16pt" fo:font-weight="normal" officeooo:rsid="00108122" officeooo:paragraph-rsid="00108122" style:font-weight-asian="normal" style:font-weight-complex="normal"/>
    </style:style>
    <style:style style:name="P3" style:family="paragraph" style:parent-style-name="Standard">
      <style:paragraph-properties fo:line-height="115%"/>
      <style:text-properties fo:font-size="16pt" fo:font-weight="normal" officeooo:rsid="0010a1ea" officeooo:paragraph-rsid="0010a1ea" style:font-weight-asian="normal" style:font-weight-complex="normal"/>
    </style:style>
    <style:style style:name="P4" style:family="paragraph" style:parent-style-name="Standard">
      <style:text-properties fo:font-weight="normal" officeooo:rsid="000ec30c" officeooo:paragraph-rsid="000ec30c" style:font-weight-asian="normal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font-size="22pt" officeooo:rsid="000ec30c" officeooo:paragraph-rsid="000ec30c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/>
      <style:text-properties fo:font-size="16pt"/>
    </style:style>
    <style:style style:name="P9" style:family="paragraph" style:parent-style-name="Standard">
      <style:paragraph-properties fo:line-height="115%"/>
      <style:text-properties fo:font-size="16pt" fo:font-weight="normal" officeooo:rsid="000ec30c" officeooo:paragraph-rsid="000ec30c" style:font-weight-asian="normal" style:font-weight-complex="normal"/>
    </style:style>
    <style:style style:name="T1" style:family="text">
      <style:text-properties officeooo:rsid="000ec3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c30c" style:font-weight-asian="bold" style:font-weight-complex="bold"/>
    </style:style>
    <style:style style:name="T4" style:family="text">
      <style:text-properties officeooo:rsid="00129d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t Order request For Brandon Carpenter</text:p>
      <text:p text:style-name="P6"/>
      <text:p text:style-name="P8"><text:span text:style-name="T1">PART : </text:span><text:span text:style-name="T3">NUCLEO-G071RB</text:span></text:p>
      <text:p text:style-name="P1">Description : <text:span text:style-name="T4">STM32G071RB Evaluation Board</text:span></text:p>
      <text:p text:style-name="P1">Distributor : Digikey</text:p>
      <text:p text:style-name="P1">Link:<text:a xlink:type="simple" xlink:href="https://www.digikey.ca/en/products/detail/stmicroelectronics/NUCLEO-G071RB/9739925" text:style-name="Internet_20_link" text:visited-style-name="Visited_20_Internet_20_Link">https://www.digikey.ca/en/products/detail/stmicroelectronics/NUCLEO-G071RB/9739925</text:a></text:p>
      <text:p text:style-name="P1"/>
      <text:p text:style-name="P2">Student ID: 200541267</text:p>
      <text:p text:style-name="P3">Student Name: Brandon Carpenter</text:p>
      <text:p text:style-name="P3">Phone: 4035861955</text:p>
      <text:p text:style-name="P1"/>
      <text:p text:style-name="P1"/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8:28:25.582578613</meta:creation-date>
    <dc:date>2024-01-24T10:27:19.820280401</dc:date>
    <meta:editing-duration>PT5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7" meta:character-count="279" meta:non-whitespace-character-count="260"/>
  </office:meta>
</office:document-meta>
</file>